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111in" fo:margin-left="0.0007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0.6528in" style:rel-column-width="6470*"/>
    </style:style>
    <style:style style:name="Table1.B" style:family="table-column">
      <style:table-column-properties style:column-width="0.8736in" style:rel-column-width="8659*"/>
    </style:style>
    <style:style style:name="Table1.C" style:family="table-column">
      <style:table-column-properties style:column-width="5.0847in" style:rel-column-width="5040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1.2" style:family="table-row">
      <style:table-row-properties style:min-row-height="0.8958in" style:keep-together="true" fo:keep-together="auto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0007in solid #000001" fo:border-right="0.0007in solid #000001" fo:border-top="none" fo:border-bottom="0.0007in solid #000001">
        <style:background-image/>
      </style:table-cell-properties>
    </style:style>
    <style:style style:name="Table1.3" style:family="table-row">
      <style:table-row-properties style:min-row-height="0.6965in" style:keep-together="true" fo:keep-together="auto"/>
    </style:style>
    <style:style style:name="Table1.4" style:family="table-row">
      <style:table-row-properties style:min-row-height="0.6299in" style:keep-together="true" fo:keep-together="auto"/>
    </style:style>
    <style:style style:name="Table1.5" style:family="table-row">
      <style:table-row-properties style:min-row-height="0.4313in" style:keep-together="true" fo:keep-together="auto"/>
    </style:style>
    <style:style style:name="Table1.6" style:family="table-row">
      <style:table-row-properties style:min-row-height="0.7333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0.0007in solid #000001" fo:border-bottom="none">
        <style:background-image/>
      </style:table-cell-properties>
    </style:style>
    <style:style style:name="Table4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07in solid #000001" fo:border-bottom="none">
        <style:background-image/>
      </style:table-cell-properties>
    </style:style>
    <style:style style:name="Table4.C2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0.0007in solid #000001" fo:border-bottom="none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A3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none">
        <style:background-image/>
      </style:table-cell-properties>
    </style:style>
    <style:style style:name="Table4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C3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none">
        <style:background-image/>
      </style:table-cell-properties>
    </style:style>
    <style:style style:name="Table4.4" style:family="table-row">
      <style:table-row-properties style:min-row-height="0.834in" style:keep-together="true" fo:keep-together="auto"/>
    </style:style>
    <style:style style:name="Table4.A4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0.0007in solid #000001">
        <style:background-image/>
      </style:table-cell-properties>
    </style:style>
    <style:style style:name="Table4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07in solid #000001">
        <style:background-image/>
      </style:table-cell-properties>
    </style:style>
    <style:style style:name="Table4.C4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0.0007in solid #000001">
        <style:background-image/>
      </style:table-cell-properties>
    </style:style>
    <style:style style:name="Table5" style:family="table">
      <style:table-properties style:width="6.6944in" fo:margin-left="0.0007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2451in"/>
    </style:style>
    <style:style style:name="Table5.B" style:family="table-column">
      <style:table-column-properties style:column-width="0.3938in"/>
    </style:style>
    <style:style style:name="Table5.C" style:family="table-column">
      <style:table-column-properties style:column-width="1.4389in"/>
    </style:style>
    <style:style style:name="Table5.D" style:family="table-column">
      <style:table-column-properties style:column-width="3.6167in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6" style:family="table">
      <style:table-properties style:width="6.6715in" fo:margin-left="0.0007in" fo:margin-top="0in" fo:margin-bottom="0in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6278in"/>
    </style:style>
    <style:style style:name="Table6.B" style:family="table-column">
      <style:table-column-properties style:column-width="5.0438in"/>
    </style:style>
    <style:style style:name="Table6.1" style:family="table-row">
      <style:table-row-properties style:min-row-height="0.1458in" style:keep-together="true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6.4" style:family="table-row">
      <style:table-row-properties style:min-row-height="0.1549in" style:keep-together="true" fo:keep-together="auto"/>
    </style:style>
    <style:style style:name="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P2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</style:style>
    <style:style style:name="P6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style:font-name-asian="Verdana1" style:font-size-asian="8pt" style:font-name-complex="Verdana1" style:font-size-complex="8pt"/>
    </style:style>
    <style:style style:name="P7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fo:font-style="italic" fo:font-weight="normal" style:font-name-asian="Verdana1" style:font-size-asian="8pt" style:font-style-asian="italic" style:font-weight-asian="normal" style:font-name-complex="Verdana1" style:font-size-complex="8pt" style:font-style-complex="italic" style:font-weight-complex="normal"/>
    </style:style>
    <style:style style:name="P8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9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</style:style>
    <style:style style:name="P10" style:family="paragraph" style:parent-style-name="Standard">
      <style:paragraph-properties fo:margin-top="0.0835in" fo:margin-bottom="0.0835in" style:line-height-at-least="0.0835in"/>
    </style:style>
    <style:style style:name="P11" style:family="paragraph" style:parent-style-name="Style_20_Heading_20_1_20__2b__20_Arial_20_12_20_pt_20_Bold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0.0425in" fo:margin-right="0.0035in" fo:text-indent="0in" style:auto-text-indent="false"/>
    </style:style>
    <style:style style:name="P23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4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Table_20_Style_20_2">
      <style:paragraph-properties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6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7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Style_20_Heading_20_1_20__2b__20_Arial_20_12_20_pt_20_Bol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29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30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7" style:family="text">
      <style:text-properties fo:font-variant="normal" fo:text-transform="none" fo:color="#000000" style:text-outline="false" style:text-line-through-style="none" style:text-position="0% 100%" fo:letter-spacing="normal" style:text-underline-style="none" style:letter-kerning="true"/>
    </style:style>
    <style:style style:name="T8" style:family="text">
      <style:text-properties fo:font-variant="normal" fo:text-transform="none" fo:color="#000000" style:text-outline="false" style:text-line-through-style="none" style:text-position="0% 100%" fo:letter-spacing="normal" style:text-underline-style="none" fo:font-weight="normal" style:letter-kerning="true" style:font-weight-asian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10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2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3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4" style:family="text">
      <style:text-properties fo:font-variant="normal" fo:text-transform="none" fo:color="#0000ff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5" style:family="text">
      <style:text-properties fo:font-variant="normal" fo:text-transform="none" fo:color="#1155cc" style:text-outline="false" style:text-line-through-style="none" style:text-position="0% 100%" fo:letter-spacing="normal" fo:language="en" fo:country="US" style:text-underline-style="none" style:letter-kerning="true"/>
    </style:style>
    <style:style style:name="T16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none" style:letter-kerning="true"/>
    </style:style>
    <style:style style:name="T17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18" style:family="text">
      <style:text-properties fo:color="#0432ff" style:font-name="Verdana" fo:font-size="8pt" fo:language="en" fo:country="US" style:font-size-asian="8pt" style:font-size-complex="8pt"/>
    </style:style>
    <style:style style:name="T19" style:family="text">
      <style:text-properties fo:color="#444444" style:font-name="Roboto" fo:font-size="8.19999980926514pt" fo:font-style="normal" fo:font-weight="normal"/>
    </style:style>
    <style:style style:name="T20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21" style:family="text">
      <style:text-properties fo:color="#3333ff"/>
    </style:style>
    <style:style style:name="T22" style:family="text">
      <style:text-properties fo:color="#3333ff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I have 10 years of experience - 5 years in corporate and 5 years in startups. I mostly work on Nodejs and backends. I also use Android/iOS native, React, some data science algorithms and embedded stacks/C/C++ to build MVPs. <text:s/></text:h>
      <text:h text:style-name="P8" text:outline-level="1">Employment Experienc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6">Period</text:p>
            </table:table-cell>
            <table:table-cell table:style-name="Table1.A1" office:value-type="string">
              <text:p text:style-name="P16">Org.</text:p>
            </table:table-cell>
            <table:table-cell table:style-name="Table1.A1" office:value-type="string">
              <text:p text:style-name="P24">Responsibilities &amp; Highlights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14">July 2016 </text:p>
            <text:p text:style-name="P14"/>
            <text:p text:style-name="P14">to </text:p>
            <text:p text:style-name="P14"/>
            <text:p text:style-name="P14">Nov 2015</text:p>
          </table:table-cell>
          <table:table-cell table:style-name="Table1.A2" table:number-rows-spanned="3" office:value-type="string">
            <text:p text:style-name="P14">Consultant, </text:p>
            <text:p text:style-name="P12"><text:span text:style-name="T5"><text:line-break/></text:span><text:span text:style-name="T4">JioMoney Bangalore,</text:span><text:span text:style-name="T5"><text:line-break/></text:span><text:span text:style-name="T4">Reliance Jio</text:span></text:p>
          </table:table-cell>
          <table:table-cell table:style-name="Table1.A2" office:value-type="string">
            <text:p text:style-name="P25">A high concurrency bus data aggregator, for finding and booking bus tickets (2 months)</text:p>
            <text:p text:style-name="P25"/>
            <text:p text:style-name="P25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25"/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26">Server development for mobile wallet (3 months)</text:p>
            <text:p text:style-name="P26"/>
            <text:p text:style-name="P26">We worked in a team of 5 developers. I defined an architecture for the server and coded some modules in it, including the ISO 8583 client module. (tech: java play, oracle db, actor system)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26">To develop automation testsuite for android and iOS wallet application (2 months)</text:p>
            <text:p text:style-name="P26"/>
            <text:p text:style-name="P26">We worked in a team of 3 developers and wrote about 250-300 integration testcases for Android and iOS apps from scratch. (tech: calabash, gerkin, page object model)</text:p>
          </table:table-cell>
        </table:table-row>
        <table:table-row table:style-name="Table1.5">
          <table:table-cell table:style-name="Table1.A2" office:value-type="string">
            <text:p text:style-name="P14">15</text:p>
            <text:p text:style-name="P14"><text:s/>- 10</text:p>
          </table:table-cell>
          <table:table-cell table:style-name="Table1.A2" office:value-type="string">
            <text:p text:style-name="P14">Flipflopapp</text:p>
          </table:table-cell>
          <table:table-cell table:style-name="Table1.A2" office:value-type="string">
            <text:p text:style-name="P14">I worked on several startup ideas developing MVPs – as a cofounder or as a freelancer.</text:p>
            <text:p text:style-name="P19"><text:span text:style-name="T20">The projects are listed at </text:span><text:a xlink:type="simple" xlink:href="http://goo.gl/3mCIQn" text:style-name="Internet_20_link" text:visited-style-name="Visited_20_Internet_20_Link"><text:span text:style-name="Hyperlink.1"><text:span text:style-name="T21">http://goo.gl/3mCIQn</text:span></text:span></text:a><text:span text:style-name="T19"> .</text:span></text:p>
          </table:table-cell>
        </table:table-row>
        <table:table-row table:style-name="Table1.6">
          <table:table-cell table:style-name="Table1.A2" office:value-type="string">
            <text:p text:style-name="P14">10</text:p>
            <text:p text:style-name="P14"><text:s/>- 09</text:p>
          </table:table-cell>
          <table:table-cell table:style-name="Table1.A2" office:value-type="string">
            <text:p text:style-name="P14">Qualcomm</text:p>
          </table:table-cell>
          <table:table-cell table:style-name="Table1.A2" office:value-type="string">
            <text:p text:style-name="P14">Customer issues related <text:s/>to audio multimedia and stability</text:p>
            <text:p text:style-name="P14"/>
            <text:p text:style-name="P14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3">
          <table:table-cell table:style-name="Table1.A1" office:value-type="string">
            <text:p text:style-name="P14">09</text:p>
            <text:p text:style-name="P14"><text:s/>- 06</text:p>
          </table:table-cell>
          <table:table-cell table:style-name="Table1.A1" office:value-type="string">
            <text:p text:style-name="P14">Conexant/</text:p>
            <text:p text:style-name="P14">NXP Semi-conductors</text:p>
          </table:table-cell>
          <table:table-cell table:style-name="Table1.A1" office:value-type="string">
            <text:p text:style-name="P23">Open source tools and technologies (mainly linux kernel) and BSP development for set-top-boxes.</text:p>
            <text:p text:style-name="P23"/>
            <text:p text:style-name="P22"><text:span text:style-name="T10">Suggested a patch to Linux kernel community, titled “O_DIRECT patch for processors with VIPT cache for mainline kernel” (Link:</text:span><text:span text:style-name="T11"> </text:span><text:a xlink:type="simple" xlink:href="https://goo.gl/2qewgi" text:style-name="Internet_20_link" text:visited-style-name="Visited_20_Internet_20_Link"><text:span text:style-name="Hyperlink.1"><text:span text:style-name="T13">goo.gl/2QEwGi</text:span></text:span></text:a><text:span text:style-name="T10">)</text:span></text:p>
          </table:table-cell>
        </table:table-row>
      </table:table>
      <text:h text:style-name="P6" text:outline-level="1"/>
      <text:h text:style-name="P8" text:outline-level="1">Experiments and patents</text:h>
      <text:list xml:id="list8284221794437425955" text:style-name="L1">
        <text:list-item>
          <text:h text:style-name="P28" text:outline-level="1"><text:span text:style-name="T8">Halfchess</text:span><text:span text:style-name="T7"> </text:span><text:span text:style-name="T8">(</text:span><text:a xlink:type="simple" xlink:href="http://www.halfchess.com/" text:style-name="Internet_20_link" text:visited-style-name="Visited_20_Internet_20_Link"><text:span text:style-name="Hyperlink.1"><text:span text:style-name="T22">www.halfchess.com</text:span></text:span></text:a><text:span text:style-name="T8">)</text:span><text:span text:style-name="T7"> </text:span><text:span text:style-name="T8">– a game for improving your chess skills while spending lesser time</text:span></text:h>
        </text:list-item>
        <text:list-item>
          <text:p text:style-name="P29"><text:span text:style-name="T7">Archiejs <text:s/>(</text:span><text:a xlink:type="simple" xlink:href="https://github.com/archiejs" text:style-name="Internet_20_link" text:visited-style-name="Visited_20_Internet_20_Link"><text:span text:style-name="Hyperlink.1"><text:span text:style-name="T13">https://github.com/archiejs</text:span></text:span></text:a><text:span text:style-name="T7">) – an open-source nodejs dependency injection framework</text:span></text:p>
        </text:list-item>
        <text:list-item>
          <text:p text:style-name="P30"><text:span text:style-name="T9">Applied for a US patent on search technology while developing NewsNinja (</text:span><text:a xlink:type="simple" xlink:href="https://goo.gl/1ioktd" text:style-name="Internet_20_link" text:visited-style-name="Visited_20_Internet_20_Link"><text:span text:style-name="Hyperlink.2"><text:span text:style-name="T14">goo.gl/1iOkTd</text:span></text:span></text:a><text:span text:style-name="T15">)</text:span></text:p>
        </text:list-item>
        <text:list-item>
          <text:p text:style-name="P30"><text:span text:style-name="T9">Long history of contributing to open-source (</text:span><text:a xlink:type="simple" xlink:href="http://github.com/flipflopapp" text:style-name="Internet_20_link" text:visited-style-name="Visited_20_Internet_20_Link"><text:span text:style-name="T17">http://github.com/flipflopapp</text:span></text:a><text:span text:style-name="T9">)</text:span></text:p>
        </text:list-item>
      </text:list>
      <text:h text:style-name="P5" text:outline-level="1"/>
      <text:h text:style-name="P11" text:outline-level="1">Technical competency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Year</text:p>
          </table:table-cell>
          <table:table-cell table:style-name="Table4.A1" office:value-type="string">
            <text:p text:style-name="P17">Tech and Role</text:p>
          </table:table-cell>
          <table:table-cell table:style-name="Table4.A1" office:value-type="string">
            <text:p text:style-name="P17">Modules, Projects and Technologies</text:p>
          </table:table-cell>
        </table:table-row>
        <table:table-row table:style-name="Table4.2">
          <table:table-cell table:style-name="Table4.A2" office:value-type="string">
            <text:p text:style-name="P14">2011 </text:p>
            <text:p text:style-name="P14">-16</text:p>
          </table:table-cell>
          <table:table-cell table:style-name="Table4.B2" office:value-type="string">
            <text:p text:style-name="P14">Web &amp; Mobile applications</text:p>
            <text:p text:style-name="P13"/>
            <text:p text:style-name="P15">Role:</text:p>
            <text:p text:style-name="P14">Startup Founder; Consulting</text:p>
          </table:table-cell>
          <table:table-cell table:style-name="Table4.C2" office:value-type="string">
            <text:p text:style-name="P21"><text:span text:style-name="T3">Live services &amp; products</text:span><text:span text:style-name="T4">: Built various mobile applications and websites.</text:span></text:p>
            <text:p text:style-name="P21"><text:span text:style-name="T6">Languages</text:span><text:span text:style-name="T4">: nodejs, java play framework, android (java), swift (ios), reactjs (backbone, sencha touch), C/openCV etc.</text:span></text:p>
          </table:table-cell>
        </table:table-row>
        <table:table-row table:style-name="Table4.3">
          <table:table-cell table:style-name="Table4.A3" office:value-type="string">
            <text:p text:style-name="P14">2009</text:p>
            <text:p text:style-name="P14">-10</text:p>
          </table:table-cell>
          <table:table-cell table:style-name="Table4.B3" office:value-type="string">
            <text:p text:style-name="P14">Smart phone</text:p>
            <text:p text:style-name="P13"/>
            <text:p text:style-name="P15">Role:</text:p>
            <text:p text:style-name="P14">Android audio multimedia Customer Engineer</text:p>
          </table:table-cell>
          <table:table-cell table:style-name="Table4.C3" office:value-type="string">
            <text:p text:style-name="P21"><text:span text:style-name="T6">Products</text:span><text:span text:style-name="T4">: LG GT540 (Optimus), Samsung Galaxy ...many more of 7x series</text:span></text:p>
            <text:p text:style-name="P21"><text:span text:style-name="T6">Modules</text:span><text:span text:style-name="T4">: Android music application, Android framework classes, Opencore PVMF, Userspace HAL, Audio drivers, Hardware drivers for audio devices (like headset, BT headset, etc), proprietary audio routing mechanisms, etc</text:span></text:p>
            <text:p text:style-name="P21"><text:span text:style-name="T6">Languages</text:span><text:span text:style-name="T4">: C, C++, Java</text:span></text:p>
            <text:p text:style-name="P21"><text:span text:style-name="T6">Other responsibilities</text:span><text:span text:style-name="T4">: Customer training, Documentation, Software architecture support for customers</text:span></text:p>
          </table:table-cell>
        </table:table-row>
        <table:table-row table:style-name="Table4.4">
          <table:table-cell table:style-name="Table4.A4" office:value-type="string">
            <text:p text:style-name="P14">2006</text:p>
            <text:p text:style-name="P14">-09</text:p>
          </table:table-cell>
          <table:table-cell table:style-name="Table4.B4" office:value-type="string">
            <text:p text:style-name="P14">Set top boxes </text:p>
            <text:p text:style-name="P13"/>
            <text:p text:style-name="P15">Role:</text:p>
            <text:p text:style-name="P14">Engineer in Open source and BSP team</text:p>
          </table:table-cell>
          <table:table-cell table:style-name="Table4.C4" office:value-type="string">
            <text:p text:style-name="P21"><text:span text:style-name="T6">Products</text:span><text:span text:style-name="T4">: Nevis, Pecos, Trinity (and variants)</text:span></text:p>
            <text:p text:style-name="P21"><text:span text:style-name="T6">Modules</text:span><text:span text:style-name="T4">: Linux kernel, Uboot, Proprietary kernel abstraction layer (in kernel space and user space), Busybox, Uclibc library, <text:s/>GDB, etc</text:span></text:p>
            <text:p text:style-name="P21"><text:span text:style-name="T6">BSP areas</text:span><text:span text:style-name="T4">: Arm 11 application processor bring-up, porting Uboot, Memory management related issues, Arm related issues (caching), etc</text:span></text:p>
            <text:p text:style-name="P21"><text:span text:style-name="T6">Languages</text:span><text:span text:style-name="T4">: C, Arm assembly, Lauterbach scripting, Makefiles</text:span></text:p>
          </table:table-cell>
        </table:table-row>
      </table:table>
      <text:h text:style-name="P7" text:outline-level="1"/>
      <text:h text:style-name="P8" text:outline-level="1">Educational Dat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7">Degree</text:p>
          </table:table-cell>
          <table:table-cell table:style-name="Table5.A1" office:value-type="string">
            <text:p text:style-name="P17">Year</text:p>
          </table:table-cell>
          <table:table-cell table:style-name="Table5.A1" office:value-type="string">
            <text:p text:style-name="P17">University</text:p>
          </table:table-cell>
          <table:table-cell table:style-name="Table5.A1" office:value-type="string">
            <text:p text:style-name="P17">Highlights</text:p>
          </table:table-cell>
        </table:table-row>
        <table:table-row table:style-name="Table5.2">
          <table:table-cell table:style-name="Table5.A1" office:value-type="string">
            <text:p text:style-name="P14">Master of Computer Applications</text:p>
          </table:table-cell>
          <table:table-cell table:style-name="Table5.A1" office:value-type="string">
            <text:p text:style-name="P14">2006</text:p>
          </table:table-cell>
          <table:table-cell table:style-name="Table5.A1" office:value-type="string">
            <text:p text:style-name="P14">Guru Gobind Singh Indrap. Univ. (GGSIPU)</text:p>
          </table:table-cell>
          <table:table-cell table:style-name="Table5.A1" office:value-type="string">
            <text:p text:style-name="P10"><text:span text:style-name="T10">Algebraic study of discrete multidimensional signal processing, unpublished work, MCA 3</text:span><text:span text:style-name="T12">rd</text:span><text:span text:style-name="T10"> sem, 2004 (Link: </text:span><text:a xlink:type="simple" xlink:href="https://goo.gl/97lyod" text:style-name="Internet_20_link" text:visited-style-name="Visited_20_Internet_20_Link"><text:span text:style-name="Hyperlink.1"><text:span text:style-name="T13">goo.gl/97LYOd</text:span></text:span></text:a><text:span text:style-name="T10">)</text:span></text:p>
          </table:table-cell>
        </table:table-row>
        <table:table-row table:style-name="Table5.2">
          <table:table-cell table:style-name="Table5.A1" office:value-type="string">
            <text:p text:style-name="P14">Bachelor of Computer Applications</text:p>
          </table:table-cell>
          <table:table-cell table:style-name="Table5.A1" office:value-type="string">
            <text:p text:style-name="P14">2003</text:p>
          </table:table-cell>
          <table:table-cell table:style-name="Table5.A1" office:value-type="string">
            <text:p text:style-name="P14">Delhi University</text:p>
          </table:table-cell>
          <table:table-cell table:style-name="Table5.A1" office:value-type="string">
            <text:p text:style-name="P14">Tried to build a very primitive OS in assembly language</text:p>
          </table:table-cell>
        </table:table-row>
      </table:table>
      <text:h text:style-name="P7" text:outline-level="1"/>
      <text:h text:style-name="P8" text:outline-level="1">Personal Data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Date of Birth, Nationality</text:p>
          </table:table-cell>
          <table:table-cell table:style-name="Table6.A1" office:value-type="string">
            <text:p text:style-name="P14">27-11-81, INDIAN</text:p>
          </table:table-cell>
        </table:table-row>
        <table:table-row table:style-name="Table6.1">
          <table:table-cell table:style-name="Table6.A1" office:value-type="string">
            <text:p text:style-name="P14">Languages</text:p>
          </table:table-cell>
          <table:table-cell table:style-name="Table6.A1" office:value-type="string">
            <text:p text:style-name="P18">English, Hindi</text:p>
          </table:table-cell>
        </table:table-row>
        <table:table-row table:style-name="Table6.1">
          <table:table-cell table:style-name="Table6.A1" office:value-type="string">
            <text:p text:style-name="P14">Interests</text:p>
          </table:table-cell>
          <table:table-cell table:style-name="Table6.A1" office:value-type="string">
            <text:p text:style-name="P14">Playing flute, Cycling, Networking, Social work, Writing, Learning about cultures</text:p>
          </table:table-cell>
        </table:table-row>
        <table:table-row table:style-name="Table6.4">
          <table:table-cell table:style-name="Table6.A1" office:value-type="string">
            <text:p text:style-name="P14">Github</text:p>
          </table:table-cell>
          <table:table-cell table:style-name="Table6.A1" office:value-type="string">
            <text:p text:style-name="P12"><text:a xlink:type="simple" xlink:href="http://www.github.com/archiejs" text:style-name="Internet_20_link" text:visited-style-name="Visited_20_Internet_20_Link"><text:span text:style-name="Hyperlink.4"><text:span text:style-name="T18">http://www.github.com/archiejs</text:span></text:span></text:a><text:span text:style-name="T2">, </text:span><text:a xlink:type="simple" xlink:href="http://www.github.com/flipflopapp" text:style-name="Internet_20_link" text:visited-style-name="Visited_20_Internet_20_Link"><text:span text:style-name="Hyperlink.1"><text:span text:style-name="T13">http://www.github.com/flipflopapp</text:span></text:span></text:a></text:p>
          </table:table-cell>
        </table:table-row>
        <table:table-row table:style-name="Table6.1">
          <table:table-cell table:style-name="Table6.A1" office:value-type="string">
            <text:p text:style-name="P14">Engineering Blog </text:p>
          </table:table-cell>
          <table:table-cell table:style-name="Table6.A1" office:value-type="string">
            <text:p text:style-name="P20">https://medium.com/engineering-notes</text:p>
          </table:table-cell>
        </table:table-row>
      </table:table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1" style:font-size-asian="8pt" style:font-style-asian="normal" style:font-weight-asian="normal" style:font-name-complex="Verdana1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1" style:font-size-asian="8pt" style:font-name-complex="Verdana1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1" style:font-size-asian="8pt" style:font-name-complex="Verdana1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MP2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MP3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<text:span text:style-name="MT1">navalnovel@gmail.com</text:span></text:p>
        <text:p text:style-name="MP2"><text:tab/>+91-9560375909</text:p>
        <text:p text:style-name="MP3"><text:tab/>India</text:p>
      </style:header>
      <style:footer>
        <text:p text:style-name="MP4"><text:date style:data-style-name="N30" text:date-value="2016-09-08T07:36:28.99">9/8/16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9-08T07:36:29</dc:date>
    <dc:creator>Naval Saini</dc:creator>
    <meta:generator>OpenOffice/4.1.2$Unix OpenOffice.org_project/412m3$Build-9782</meta:generator>
    <meta:editing-duration>PT1H11M31S</meta:editing-duration>
    <meta:editing-cycles>45</meta:editing-cycles>
    <meta:document-statistic meta:table-count="4" meta:image-count="0" meta:object-count="0" meta:page-count="2" meta:paragraph-count="94" meta:word-count="611" meta:character-count="4191"/>
  </office:meta>
</office:document-meta>
</file>